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ity in the Real World</text:p>
      <text:p text:style-name="P1"><text:span text:style-name="T1"/></text:p>
      <text:p text:style-name="P1"><text:span text:style-name="T1">The problem with keeping anything secury is that the more complex it is the more attack vectors it has. </text:span></text:p>
      <text:p text:style-name="P1"><text:span text:style-name="T1">Also, it needs to make the system secure without making it unusable.</text:span></text:p>
      <text:p text:style-name="P1"><text:span text:style-name="T1"/></text:p>
      <text:p text:style-name="P1"><text:span text:style-name="T1">In java some security features you get for "free" others you have to ask for (book Java Security)</text:span></text:p>
      <text:p text:style-name="P1"><text:span text:style-name="T1"/></text:p>
      <text:p text:style-name="P1"><text:span text:style-name="T1">See slides in slide share</text:span></text:p>
      <text:p text:style-name="P1"><text:span text:style-name="T1"/></text:p>
      <text:p text:style-name="P1"><text:span text:style-name="T1">4 main attack vectors</text:span></text:p>
      <text:p text:style-name="P1"><text:span text:style-name="T1">-untrusted data: passing or reading data from an untrusted source. </text:span></text:p>
      <text:p text:style-name="P1"><text:span text:style-name="T1"><text:tab/>Example: parseDouble </text:span></text:p>
      <text:p text:style-name="P1"><text:span text:style-name="T1"><text:tab/>example: hashing: inserting into a map a string that hashes tothe same code as another stirng.</text:span></text:p>
      <text:p text:style-name="P1"><text:span text:style-name="T1">-untrusted code: when the jvm runs code that comes from an external source.</text:span></text:p>
      <text:p text:style-name="P1"><text:span text:style-name="T1"><text:tab/>Example: using reflection to invoke methods you don't have permission to</text:span></text:p>
      <text:p text:style-name="P1"><text:span text:style-name="T1"><text:tab/>Example: class implements a secure feature, sets the security manager to null</text:span></text:p>
      <text:p text:style-name="P1"><text:span text:style-name="T1">-applet/browser</text:span></text:p>
      <text:p text:style-name="P1"><text:span text:style-name="T1">-loc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1S</meta:editing-duration>
    <meta:editing-cycles>8</meta:editing-cycles>
    <meta:generator>OpenOffice.org/3.4.1$Win32 OpenOffice.org_project/341m1$Build-9593</meta:generator>
    <dc:date>2013-09-23T18:59:39.47</dc:date>
    <meta:document-statistic meta:table-count="0" meta:image-count="0" meta:object-count="0" meta:page-count="1" meta:paragraph-count="14" meta:word-count="129" meta:character-count="772"/>
    <meta:user-defined meta:name="Info 1"/>
    <meta:user-defined meta:name="Info 2"/>
    <meta:user-defined meta:name="Info 3"/>
    <meta:user-defined meta:name="Info 4"/>
  </office:meta>
</office:document-meta>
</file>